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Operator Control Document (OCD)</text:p>
      <text:p text:style-name="Author">Development Team</text:p>
      <text:p text:style-name="Date">2024-06-26</text:p>
      <text:h text:style-name="Heading_20_1" text:outline-level="1"><text:bookmark-start text:name="operator-control-document-ocd"/>Operator Control Document (OCD)<text:bookmark-end text:name="operator-control-document-ocd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OCD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OCD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OCD-002: Document Purpose</text:span> - The document <text:span text:style-name="T1">shall</text:span> describe operator control procedures and responsibilities - The document <text:span text:style-name="T1">shall</text:span> define system operation guidelines - The document <text:span text:style-name="T1">shall</text:span> specify operator training and qualification requirement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OCD-003: Referenced Standards</text:span> - MIL-STD-498: Software Development and Documentation - [Other applicable standards]</text:p>
      <text:h text:style-name="Heading_20_2" text:outline-level="2"><text:bookmark-start text:name="system-overview"/>3. System Overview<text:bookmark-end text:name="system-overview"/></text:h>
      <text:p text:style-name="First_20_paragraph"><text:span text:style-name="T1">OCD-004: System Description</text:span> - The document <text:span text:style-name="T1">shall</text:span> provide an overview of the system under operator control - The document <text:span text:style-name="T1">shall</text:span> describe system capabilities and limitations - The document <text:span text:style-name="T1">shall</text:span> specify operational modes and states</text:p>
      <text:h text:style-name="Heading_20_2" text:outline-level="2"><text:bookmark-start text:name="operator-responsibilities"/>4. Operator Responsibilities<text:bookmark-end text:name="operator-responsibilities"/></text:h>
      <text:p text:style-name="First_20_paragraph"><text:span text:style-name="T1">OCD-005: Role Definition</text:span> - The document <text:span text:style-name="T1">shall</text:span> define operator roles and responsibilities - The document <text:span text:style-name="T1">shall</text:span> specify operator authority levels - The document <text:span text:style-name="T1">shall</text:span> describe operator decision-making processes</text:p>
      <text:h text:style-name="Heading_20_2" text:outline-level="2"><text:bookmark-start text:name="control-procedures"/>5. Control Procedures<text:bookmark-end text:name="control-procedures"/></text:h>
      <text:h text:style-name="Heading_20_3" text:outline-level="3"><text:bookmark-start text:name="normal-operations"/>5.1 Normal Operations<text:bookmark-end text:name="normal-operations"/></text:h>
      <text:p text:style-name="First_20_paragraph"><text:span text:style-name="T1">OCD-006: Standard Procedures</text:span> - The document <text:span text:style-name="T1">shall</text:span> describe normal operational procedures - The document <text:span text:style-name="T1">shall</text:span> specify routine monitoring and control activities - The document <text:span text:style-name="T1">shall</text:span> define standard operating parameters</text:p>
      <text:h text:style-name="Heading_20_3" text:outline-level="3"><text:bookmark-start text:name="emergency-procedures"/>5.2 Emergency Procedures<text:bookmark-end text:name="emergency-procedures"/></text:h>
      <text:p text:style-name="First_20_paragraph"><text:span text:style-name="T1">OCD-007: Emergency Response</text:span> - The document <text:span text:style-name="T1">shall</text:span> describe emergency response procedures - The document <text:span text:style-name="T1">shall</text:span> specify emergency shutdown procedures - The document <text:span text:style-name="T1">shall</text:span> define escalation and notification procedures</text:p>
      <text:h text:style-name="Heading_20_3" text:outline-level="3"><text:bookmark-start text:name="maintenance-operations"/>5.3 Maintenance Operations<text:bookmark-end text:name="maintenance-operations"/></text:h>
      <text:p text:style-name="First_20_paragraph"><text:span text:style-name="T1">OCD-008: Maintenance Support</text:span> - The document <text:span text:style-name="T1">shall</text:span> describe operator support for maintenance activities - The document <text:span text:style-name="T1">shall</text:span> specify maintenance mode operations - The document <text:span text:style-name="T1">shall</text:span> define operator-maintenance coordination procedures</text:p>
      <text:h text:style-name="Heading_20_2" text:outline-level="2"><text:bookmark-start text:name="training-and-qualification"/>6. Training and Qualification<text:bookmark-end text:name="training-and-qualification"/></text:h>
      <text:p text:style-name="First_20_paragraph"><text:span text:style-name="T1">OCD-009: Operator Training</text:span> - The document <text:span text:style-name="T1">shall</text:span> specify operator training requirements - The document <text:span text:style-name="T1">shall</text:span> define qualification criteria - The document <text:span text:style-name="T1">shall</text:span> describe certification and recertification procedures</text:p>
      <text:h text:style-name="Heading_20_2" text:outline-level="2"><text:bookmark-start text:name="safety-and-security"/>7. Safety and Security<text:bookmark-end text:name="safety-and-security"/></text:h>
      <text:p text:style-name="First_20_paragraph"><text:span text:style-name="T1">OCD-010: Safety Procedures</text:span> - The document <text:span text:style-name="T1">shall</text:span> describe safety procedures and precautions - The document <text:span text:style-name="T1">shall</text:span> specify security protocols and access controls - The document <text:span text:style-name="T1">shall</text:span> define incident reporting procedures</text:p>
      <text:h text:style-name="Heading_20_2" text:outline-level="2"><text:bookmark-start text:name="notes"/>8. Notes<text:bookmark-end text:name="notes"/></text:h>
      <text:list text:style-name="L1">
        <text:list-item>
          <text:p text:style-name="P1"><text:span text:style-name="T1">OCD</text:span>: Operator Control Document</text:p>
        </text:list-item>
        <text:list-item>
          <text:p text:style-name="P1"><text:span text:style-name="T1">Operator</text:span>: Personnel responsible for system ope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Operator Control Document (OCD)</dc:title>
    <dc:description/>
    <dc:subject/>
    <meta:keyword/>
    <meta:initial-creator>Development Team</meta:initial-creator>
    <dc:creator>Development Team</dc:creator>
    <meta:creation-date>2025-06-27T03:46:20Z</meta:creation-date>
    <dc:date>2025-06-27T03:46:20Z</dc:date>
    <meta:user-defined meta:name="date" meta:value-type="string">2024-06-26</meta:user-defined>
    <meta:user-defined meta:name="document_type" meta:value-type="string">Operator Control Document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